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Footer">
      <style:text-properties officeooo:rsid="00138bb5" officeooo:paragraph-rsid="00138bb5"/>
    </style:style>
    <style:style style:name="P2" style:family="paragraph" style:parent-style-name="Header_20_left">
      <style:text-properties officeooo:rsid="00138bb5" officeooo:paragraph-rsid="00138bb5"/>
    </style:style>
    <style:style style:name="P3" style:family="paragraph" style:parent-style-name="Standard">
      <style:paragraph-properties fo:margin-top="0cm" fo:margin-bottom="0cm" style:contextual-spacing="tru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erif CN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
        <office:annotation>
          <dc:creator>john doe</dc:creator>
          <dc:date>2020-05-28T18:20:39.042697452</dc:date>
          <meta:creator-initials>dj</meta:creator-initials>
          <text:p>
            <text:span text:style-name="T1">test</text:span>
          </text:p>
        </office:annotation>
      </text:p>
      <text:illustration-index text:style-name="Sect1" text:protected="true" text:name="Table of Figures1">
        <text:illustration-index-source text:caption-sequence-name="Figure" text:caption-sequence-format="text">
          <text:index-title-template text:style-name="Figure_20_Index_20_Heading">Table of Figur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>
            <text:p text:style-name="Figure_20_Index_20_Heading">Table of Figures</text:p>
          </text:index-title>
        </text:index-body>
      </text:illustration-index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text-properties officeooo:rsid="00138bb5" officeooo:paragraph-rsid="00138bb5"/>
    </style:style>
    <style:style style:name="MP2" style:family="paragraph" style:parent-style-name="Footer">
      <style:text-properties officeooo:rsid="00138bb5" officeooo:paragraph-rsid="00138bb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Header first</text:p>
      </style:header-first>
      <style:footer>
        <text:p text:style-name="Footer"/>
      </style:footer>
      <style:footer-first>
        <text:p text:style-name="MP2">Footer first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28T18:18:22.961130829</meta:creation-date>
    <dc:date>2020-05-28T18:22:26.717518154</dc:date>
    <dc:creator>john doe</dc:creator>
    <meta:editing-duration>PT4M4S</meta:editing-duration>
    <meta:editing-cycles>1</meta:editing-cycles>
    <meta:document-statistic meta:table-count="0" meta:image-count="0" meta:object-count="0" meta:page-count="1" meta:paragraph-count="4" meta:word-count="7" meta:character-count="40" meta:non-whitespace-character-count="36"/>
    <meta:generator>LibreOfficeDev/7.0.0.0.alpha1$Linux_X86_64 LibreOffice_project/8bdb5ddcf5ab7b1b9e100f716d7491c908e28585</meta:generator>
  </office:meta>
</office:document-meta>
</file>